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3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 officeooo:rsid="00164ecb" officeooo:paragraph-rsid="00164ecb"/>
    </style:style>
    <style:style style:name="P4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7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8" style:family="paragraph" style:parent-style-name="Text_20_body" style:list-style-name="L2">
      <style:paragraph-properties fo:margin-top="0in" fo:margin-bottom="0.1665in" loext:contextual-spacing="false" fo:orphans="2" fo:widows="2"/>
    </style:style>
    <style:style style:name="P9" style:family="paragraph" style:parent-style-name="Text_20_body" style:list-style-name="L4">
      <style:paragraph-properties fo:margin-top="0in" fo:margin-bottom="0.1665in" loext:contextual-spacing="false" fo:orphans="2" fo:widows="2"/>
      <style:text-properties officeooo:paragraph-rsid="002669df"/>
    </style:style>
    <style:style style:name="P10" style:family="paragraph" style:parent-style-name="Text_20_body" style:list-style-name="L5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669df" officeooo:paragraph-rsid="002669df"/>
    </style:style>
    <style:style style:name="P11" style:family="paragraph" style:parent-style-name="Text_20_body" style:list-style-name="L6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757ce" officeooo:paragraph-rsid="002757ce" style:font-weight-asian="normal" style:font-weight-complex="normal"/>
    </style:style>
    <style:style style:name="P12" style:family="paragraph" style:parent-style-name="Text_20_body" style:list-style-name="L7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757ce" officeooo:paragraph-rsid="0027ec11" style:font-weight-asian="normal" style:font-weight-complex="normal"/>
    </style:style>
    <style:style style:name="P13" style:family="paragraph" style:parent-style-name="Text_20_body" style:list-style-name="L6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7ec11" officeooo:paragraph-rsid="0027ec11" style:font-weight-asian="normal" style:font-weight-complex="normal"/>
    </style:style>
    <style:style style:name="P14" style:family="paragraph" style:parent-style-name="Text_20_body" style:list-style-name="L7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7ec11" officeooo:paragraph-rsid="0027ec11" style:font-weight-asian="normal" style:font-weight-complex="normal"/>
    </style:style>
    <style:style style:name="P15" style:family="paragraph" style:parent-style-name="Text_20_body" style:list-style-name="L8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7ec11" officeooo:paragraph-rsid="0028aa60" style:font-weight-asian="normal" style:font-weight-complex="normal"/>
    </style:style>
    <style:style style:name="P16" style:family="paragraph" style:parent-style-name="Text_20_body" style:list-style-name="L8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8aa60" officeooo:paragraph-rsid="0028aa60" style:font-weight-asian="normal" style:font-weight-complex="normal"/>
    </style:style>
    <style:style style:name="P17" style:family="paragraph" style:parent-style-name="Text_20_body" style:list-style-name="L4">
      <style:paragraph-properties fo:margin-top="0in" fo:margin-bottom="0.1665in" loext:contextual-spacing="false" fo:orphans="2" fo:widows="2"/>
      <style:text-properties officeooo:rsid="002669df" officeooo:paragraph-rsid="002669df"/>
    </style:style>
    <style:style style:name="P18" style:family="paragraph" style:parent-style-name="Text_20_body" style:list-style-name="L4">
      <style:paragraph-properties fo:margin-top="0in" fo:margin-bottom="0.1665in" loext:contextual-spacing="false" fo:orphans="2" fo:widows="2"/>
      <style:text-properties officeooo:rsid="002757ce" officeooo:paragraph-rsid="002757ce"/>
    </style:style>
    <style:style style:name="P19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164ecb" officeooo:paragraph-rsid="0027ec11"/>
    </style:style>
    <style:style style:name="P2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24eda3" officeooo:paragraph-rsid="002669df"/>
    </style:style>
    <style:style style:name="P2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24eda3" officeooo:paragraph-rsid="00295ce8"/>
    </style:style>
    <style:style style:name="P2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2cec2e" officeooo:paragraph-rsid="002cec2e"/>
    </style:style>
    <style:style style:name="P2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24eda3" officeooo:paragraph-rsid="002669df" style:font-weight-asian="bold" style:font-weight-complex="bold"/>
    </style:style>
    <style:style style:name="P2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24eda3" officeooo:paragraph-rsid="002757ce" style:font-weight-asian="bold" style:font-weight-complex="bold"/>
    </style:style>
    <style:style style:name="P2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24eda3" officeooo:paragraph-rsid="0027ec11" style:font-weight-asian="bold" style:font-weight-complex="bold"/>
    </style:style>
    <style:style style:name="P2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24eda3" officeooo:paragraph-rsid="0028aa60" style:font-weight-asian="bold" style:font-weight-complex="bold"/>
    </style:style>
    <style:style style:name="P2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4pt" fo:letter-spacing="normal" fo:font-style="normal" fo:font-weight="bold" officeooo:rsid="0024ef3f" officeooo:paragraph-rsid="0024ef3f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4pt" fo:letter-spacing="normal" fo:font-style="normal" fo:font-weight="bold" officeooo:rsid="00295ce8" officeooo:paragraph-rsid="00295ce8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5pt" fo:letter-spacing="normal" fo:font-style="normal" fo:font-weight="bold" officeooo:rsid="00295ce8" officeooo:paragraph-rsid="00295ce8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669df"/>
    </style:style>
    <style:style style:name="P3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2a05e4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2669df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24eda3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2757ce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24ef3f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27ec11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295ce8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2a05e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4292e" style:font-name="apple-system" fo:font-size="13pt" fo:letter-spacing="normal" fo:font-style="normal" fo:font-weight="bold" officeooo:rsid="0024eda3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4292e" style:font-name="apple-system" fo:font-size="13pt" fo:letter-spacing="normal" fo:font-style="normal" fo:font-weight="bold" officeooo:rsid="00295ce8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4" style:family="text">
      <style:text-properties officeooo:rsid="00180c8b"/>
    </style:style>
    <style:style style:name="T15" style:family="text">
      <style:text-properties officeooo:rsid="0024ef3f"/>
    </style:style>
    <style:style style:name="T16" style:family="text">
      <style:text-properties officeooo:rsid="002669df"/>
    </style:style>
    <style:style style:name="T17" style:family="text">
      <style:text-properties officeooo:rsid="002757ce"/>
    </style:style>
    <style:style style:name="T18" style:family="text">
      <style:text-properties officeooo:rsid="0027ec11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295ce8" style:font-size-asian="13pt" style:font-weight-asian="bold" style:font-size-complex="13pt" style:font-weight-complex="bold"/>
    </style:style>
    <style:style style:name="T21" style:family="text">
      <style:text-properties fo:font-size="13pt" fo:font-weight="bold" officeooo:rsid="002a05e4" style:font-size-asian="13pt" style:font-weight-asian="bold" style:font-size-complex="13pt" style:font-weight-complex="bold"/>
    </style:style>
    <style:style style:name="T22" style:family="text">
      <style:text-properties officeooo:rsid="0028aa60"/>
    </style:style>
    <style:style style:name="T23" style:family="text">
      <style:text-properties officeooo:rsid="00295ce8"/>
    </style:style>
    <style:style style:name="T24" style:family="text">
      <style:text-properties officeooo:rsid="002a05e4"/>
    </style:style>
    <style:style style:name="T25" style:family="text">
      <style:text-properties officeooo:rsid="002cec2e"/>
    </style:style>
    <style:style style:name="T26" style:family="text">
      <style:text-properties officeooo:rsid="002e8fa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enWeatherMap Current Weather Data API testing <text:span text:style-name="T26">approach</text:span></text:h>
      <text:p text:style-name="P20"><text:span text:style-name="T18">T</text:span>est suite “<text:span text:style-name="T14">OpenWeatherMapCurrent API testing” can be used to test </text:span><text:a xlink:type="simple" xlink:href="https://openweathermap.org/current" text:style-name="Internet_20_link" text:visited-style-name="Visited_20_Internet_20_Link">https://openweathermap.org/current</text:a> API <text:span text:style-name="T18">using Postman API testing tool.</text:span></text:p>
      <text:p text:style-name="P30">1. Approach</text:p>
      <text:p text:style-name="P28"><text:span text:style-name="T23">1.1. </text:span>Functional testing approach</text:p>
      <text:p text:style-name="P21">For the functional testing of the API<text:span text:style-name="T16"> </text:span>positive and negative test<text:span text:style-name="T15">s were created. Two requests are used to cover main scenarios – calling current weather data for one location by city name and calling current weather data for one location by zip code. </text:span></text:p>
      <text:p text:style-name="P31"><text:span text:style-name="T12">1.1.1. </text:span><text:span text:style-name="T11">Positive testing</text:span><text:span text:style-name="T4"> includes inputting valid inputs in the request to see that API returns </text:span><text:span text:style-name="T6">expected output. </text:span></text:p>
      <text:p text:style-name="P24"><text:span text:style-name="T16">Calling current weather data for one location by city name (GET CurrentWeather_ByCityName) :</text:span></text:p>
      <text:list xml:id="list2203046304" text:style-name="L5">
        <text:list-item>
          <text:p text:style-name="P10">Verify that Status Code is 200 <text:span text:style-name="T17">when valid city and country code is specified as q parameter;</text:span></text:p>
        </text:list-item>
      </text:list>
      <text:list xml:id="list4137757975" text:style-name="L4">
        <text:list-item>
          <text:p text:style-name="P9"><text:span text:style-name="T3">Verify that for the valid input in the request, API returns the expected output:</text:span></text:p>
          <text:list>
            <text:list-item>
              <text:p text:style-name="P17"><text:span text:style-name="T2">API returns data for city “Vilnius” when q=Vilnius,</text:span><text:span text:style-name="T7">lt</text:span><text:span text:style-name="T2"> </text:span><text:span text:style-name="T5">(city name, </text:span><text:span text:style-name="T7">country code</text:span><text:span text:style-name="T5">)</text:span><text:span text:style-name="T2">;</text:span></text:p>
            </text:list-item>
            <text:list-item>
              <text:p text:style-name="P18"><text:span text:style-name="T2">API returns data for country “LT” when q=Vilnius, lt (city name, country code);</text:span></text:p>
            </text:list-item>
            <text:list-item>
              <text:p text:style-name="P18"><text:span text:style-name="T2">API returns weather temperature data in Celsius when parameter units=metric is </text:span><text:span text:style-name="T7">specified.</text:span></text:p>
            </text:list-item>
          </text:list>
        </text:list-item>
      </text:list>
      <text:p text:style-name="P26"><text:span text:style-name="T16">Calling current weather data for one location by zip code (GET CurrentWeather_ByZip):</text:span></text:p>
      <text:list xml:id="list1991051553" text:style-name="L7">
        <text:list-item>
          <text:p text:style-name="P14">Verify that Status code is 200 when valid zip code and country code is specified as q parameter;</text:p>
        </text:list-item>
        <text:list-item>
          <text:p text:style-name="P14">Verify that for the valid input in the request, API returns the expected output:</text:p>
          <text:list>
            <text:list-item>
              <text:p text:style-name="P14"><text:soft-page-break/>API returns data for correct city “Vilnius” when q=01001,lt (zip code, country code);</text:p>
            </text:list-item>
            <text:list-item>
              <text:p text:style-name="P14">API returns data for correct country “LT” when q=01001,lt (zip code, country code);</text:p>
            </text:list-item>
            <text:list-item>
              <text:p text:style-name="P12">API returns weather temperature data in Celsius when parameter units=metric is <text:span text:style-name="T18">specified.</text:span></text:p>
            </text:list-item>
          </text:list>
        </text:list-item>
      </text:list>
      <text:p text:style-name="P22"><text:span text:style-name="T20">1.1.</text:span><text:span text:style-name="T21">2</text:span><text:span text:style-name="T20">. Negative</text:span><text:span text:style-name="T19"> testing</text:span> <text:span text:style-name="T15">includes checking how API reacts to invalid inputs.</text:span></text:p>
      <text:p text:style-name="P25"><text:span text:style-name="T16">Calling current weather data for one location by city name (GET CurrentWeather_incorrectCity):</text:span></text:p>
      <text:list xml:id="list1673872354" text:style-name="L6">
        <text:list-item>
          <text:p text:style-name="P11">Verify that Status Code is 404 when <text:span text:style-name="T22">incorrect city is specified, i.e. q=incorrectcity,lt (city name, country code);</text:span></text:p>
        </text:list-item>
        <text:list-item>
          <text:p text:style-name="P13">Verify that error message “city not found” is displayed when q=incorrectcity,lt (city name, country code);</text:p>
        </text:list-item>
      </text:list>
      <text:p text:style-name="P27"><text:span text:style-name="T16">Calling current weather data for one location by city name (GET CurrentWeather_IncorrectCountryCode):</text:span></text:p>
      <text:list xml:id="list1585531409" text:style-name="L8">
        <text:list-item>
          <text:p text:style-name="P16">Verify that Status code is 404 when incorrect <text:span text:style-name="T25">country code</text:span> is specified, i.e. q=Vilnius,us (city name, country code);</text:p>
        </text:list-item>
        <text:list-item>
          <text:p text:style-name="P15">Verify that error message “city not found” is displayed when q=<text:span text:style-name="T22">Vilnius,us</text:span> (city name, country code);</text:p>
        </text:list-item>
      </text:list>
      <text:p text:style-name="P29">1.2. Performance testing approach</text:p>
      <text:p text:style-name="P32"><text:span text:style-name="T8">Response time testing – response time is tested in order to measure how much time it takes to execute and return data in JSON. </text:span><text:span text:style-name="T9">Based on suggested best practices for API response times, it is tested for response time to be less than 0.2 sec for each c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2:45:39.766000000</meta:creation-date>
    <dc:date>2020-05-19T23:52:18.313000000</dc:date>
    <meta:editing-duration>PT56M18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7" meta:word-count="417" meta:character-count="2637" meta:non-whitespace-character-count="2257"/>
  </office:meta>
</office:document-meta>
</file>